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4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5" style:family="paragraph" style:parent-style-name="Standard">
      <style:paragraph-properties fo:text-align="end" style:justify-single-word="false"/>
      <style:text-properties officeooo:rsid="003ca394" officeooo:paragraph-rsid="003ca394"/>
    </style:style>
    <style:style style:name="P6" style:family="paragraph" style:parent-style-name="Standard">
      <style:paragraph-properties fo:text-align="start" style:justify-single-word="false"/>
      <style:text-properties officeooo:paragraph-rsid="00484af3"/>
    </style:style>
    <style:style style:name="P7" style:family="paragraph" style:parent-style-name="Standard">
      <style:paragraph-properties fo:text-align="start" style:justify-single-word="false"/>
      <style:text-properties officeooo:rsid="003ed98a" officeooo:paragraph-rsid="003ed98a"/>
    </style:style>
    <style:style style:name="P8" style:family="paragraph" style:parent-style-name="Standard">
      <style:paragraph-properties fo:text-align="start" style:justify-single-word="false"/>
      <style:text-properties officeooo:rsid="004c3f71" officeooo:paragraph-rsid="004c3f71"/>
    </style:style>
    <style:style style:name="P9" style:family="paragraph" style:parent-style-name="Text_20_body" style:list-style-name="L2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0" style:family="paragraph" style:parent-style-name="Text_20_body" style:list-style-name="L2">
      <loext:graphic-properties draw:fill="none"/>
      <style:paragraph-properties fo:margin-top="0in" fo:margin-bottom="0.0972in" loext:contextual-spacing="false" fo:line-height="115%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c3f71" officeooo:paragraph-rsid="004c3f71" style:font-size-asian="12pt" style:font-style-asian="normal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c3f71" officeooo:paragraph-rsid="004c3f71" style:font-size-asian="12pt" style:font-style-asian="normal" style:font-weight-asian="normal" style:font-weight-complex="normal"/>
    </style:style>
    <style:style style:name="P13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cb08c" officeooo:paragraph-rsid="004cb08c" style:font-size-asian="12pt" style:font-style-asian="normal" style:font-weight-asian="normal" style:font-weight-complex="normal"/>
    </style:style>
    <style:style style:name="T1" style:family="text">
      <style:text-properties officeooo:rsid="003e17ba"/>
    </style:style>
    <style:style style:name="T2" style:family="text">
      <style:text-properties officeooo:rsid="004278d6"/>
    </style:style>
    <style:style style:name="T3" style:family="text">
      <style:text-properties officeooo:rsid="00484af3"/>
    </style:style>
    <style:style style:name="T4" style:family="text">
      <style:text-properties officeooo:rsid="004aa9e8"/>
    </style:style>
    <style:style style:name="T5" style:family="text">
      <style:text-properties officeooo:rsid="004cb08c"/>
    </style:style>
    <style:style style:name="T6" style:family="text">
      <style:text-properties officeooo:rsid="004e1e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5">Seminar <text:span text:style-name="T1">Review #5</text:span></text:p>
      <text:p text:style-name="P4"/>
      <text:p text:style-name="P8">Kelen Donahue</text:p>
      <text:p text:style-name="P6"><text:span text:style-name="T3">“</text:span>Applying Machine Learning to Soil Freeze-Thaw Classification”</text:p>
      <text:p text:style-name="P7"><text:span text:style-name="T2">12</text:span>/<text:span text:style-name="T4">4</text:span>/2019</text:p>
      <text:p text:style-name="Horizontal_20_Line"/>
      <text:p text:style-name="P3"/>
      <text:list xml:id="list1255024080" text:style-name="L2">
        <text:list-item>
          <text:p text:style-name="P9"><text:s text:c="2"/>Presentation Style</text:p>
        </text:list-item>
      </text:list>
      <text:p text:style-name="P11">I enjoyed his presentation style. <text:s/>The visuals were very informative as to the input data features and the graphs gave a solid layout for his CNN/RNN hybrid implementation. <text:s/>In addition, his animated slides showing how the kernel convolves over a matrix in a CNN was a nice touch for people not familiar with machine learning.</text:p>
      <text:p text:style-name="P12"/>
      <text:list xml:id="list30453253214469" text:continue-numbering="true" text:style-name="L2">
        <text:list-item>
          <text:p text:style-name="P10"><text:s text:c="2"/>Intellectual Merit</text:p>
        </text:list-item>
      </text:list>
      <text:p text:style-name="P11">While he is still <text:span text:style-name="T5">early on in his</text:span> research and <text:span text:style-name="T5">didn’t have much results to show, the research seems to show intellectual merit. <text:s/>Soil classification seems like a logical application for image-based machine learning approach like CNNs, and the strong temporal relationships seems well-suited to an RNN. <text:s/>In addition, his methods for testing results seem straight-forward and sound.</text:span></text:p>
      <text:p text:style-name="P12"/>
      <text:list xml:id="list30452613019764" text:continue-numbering="true" text:style-name="L2">
        <text:list-item>
          <text:p text:style-name="P10"><text:s text:c="2"/>Broader Impacts</text:p>
        </text:list-item>
      </text:list>
      <text:p text:style-name="P13">This research should have broader economic and environmental impact. <text:s/>If the model is able to accurately forecast ground thaw and freeze, I imagine that will be immensely useful to commercial industries such as farming and construction. <text:s text:c="2"/><text:span text:style-name="T6">In addition, many habitats depend on consistent seasonal thaw and freeze, so understanding and predicting these cycles will also be useful to wildlife biology and other environmental scienc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2-06T03:04:51.590869572</dc:date>
    <meta:editing-duration>P2DT5H50M30S</meta:editing-duration>
    <meta:editing-cycles>20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2" meta:word-count="203" meta:character-count="1330" meta:non-whitespace-character-count="1129"/>
  </office:meta>
</office:document-meta>
</file>